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9a870" draw:textarea-horizontal-align="justify" draw:textarea-vertical-align="middle" draw:auto-grow-height="false" fo:min-height="11.942cm" fo:min-width="14.994cm"/>
    </style:style>
    <style:style style:name="gr2" style:family="graphic" style:parent-style-name="standard">
      <style:graphic-properties draw:textarea-horizontal-align="justify" draw:textarea-vertical-align="middle" draw:auto-grow-height="false" fo:min-height="2.417cm" fo:min-width="3.691cm"/>
    </style:style>
    <style:style style:name="gr3" style:family="graphic" style:parent-style-name="standard">
      <style:graphic-properties draw:fill-color="#5c2d91" draw:textarea-horizontal-align="justify" draw:textarea-vertical-align="middle" draw:auto-grow-height="false" fo:min-height="2.417cm" fo:min-width="3.564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-color="#f9a87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/>
    </style:style>
    <style:style style:name="P4" style:family="paragraph">
      <loext:graphic-properties draw:fill-color="#5c2d91"/>
      <style:paragraph-properties fo:text-align="center"/>
      <style:text-properties fo: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494cm" svg:height="12.192cm" svg:x="2.905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4.191cm" svg:height="2.667cm" svg:x="3.54cm" svg:y="10.779cm">
          <text:p text:style-name="P2">PC</text:p>
          <text:p text:style-name="P2">Fedora 27</text:p>
          <draw:enhanced-geometry svg:viewBox="0 0 21600 21600" draw:type="rectangle" draw:enhanced-path="M 0 0 L 21600 0 21600 21600 0 21600 0 0 Z N"/>
        </draw:custom-shape>
        <draw:custom-shape draw:style-name="gr3" draw:text-style-name="P4" xml:id="id2" draw:id="id2" draw:layer="layout" svg:width="4.064cm" svg:height="2.667cm" svg:x="12.938cm" svg:y="9.128cm">
          <text:p text:style-name="P3"><text:span text:style-name="T1">Heroku</text:span></text:p>
          <draw:enhanced-geometry svg:viewBox="0 0 21600 21600" draw:type="rectangle" draw:enhanced-path="M 0 0 L 21600 0 21600 21600 0 21600 0 0 Z N"/>
        </draw:custom-shape>
        <draw:connector draw:style-name="gr4" draw:text-style-name="P5" draw:layer="layout" svg:x1="7.731cm" svg:y1="12.112cm" svg:x2="12.938cm" svg:y2="10.461cm" draw:start-shape="id1" draw:start-glue-point="1" draw:end-shape="id2" draw:end-glue-point="3" svg:d="M7731 12112h2603v-1651h2604" svg:viewBox="0 0 5208 1652">
          <text:p/>
        </draw:connector>
        <draw:frame draw:style-name="gr5" draw:text-style-name="P6" draw:layer="layout" svg:width="3.144cm" svg:height="0.848cm" svg:x="13.223cm" svg:y="7.604cm">
          <draw:text-box>
            <text:p>Moquette</text:p>
          </draw:text-box>
        </draw:frame>
        <draw:frame draw:style-name="gr5" draw:text-style-name="P6" draw:layer="layout" svg:width="4.634cm" svg:height="0.848cm" svg:x="7.288cm" svg:y="9.007cm">
          <draw:text-box>
            <text:p>HTTPS: JS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3T02:32:32.745907838</meta:creation-date>
    <dc:date>2018-02-13T02:38:59.548607135</dc:date>
    <meta:editing-duration>PT6M28S</meta:editing-duration>
    <meta:editing-cycles>1</meta:editing-cycles>
    <meta:document-statistic meta:object-count="6"/>
    <meta:generator>LibreOffice/5.4.4.1$Linux_X86_64 LibreOffice_project/40$Build-1</meta:generator>
  </office:meta>
</office:document-meta>
</file>